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7.45cm" fo:min-width="7.4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cm" svg:stroke-color="#ff0000" draw:marker-start-width="0.35cm" draw:marker-end-width="0.35cm" draw:fill="solid" draw:fill-color="#729fcf" draw:opacity="0%" draw:textarea-horizontal-align="justify" draw:textarea-vertical-align="middle" draw:auto-grow-height="false" fo:min-height="1.35cm" fo:min-width="2.4cm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15cm"/>
      <style:paragraph-properties style:writing-mode="lr-tb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45cm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35cm" draw:marker-end-width="0.35cm" draw:fill="solid" draw:fill-color="#729fcf" draw:opacity="0%" draw:textarea-horizontal-align="justify" draw:textarea-vertical-align="middle" draw:auto-grow-height="false" fo:min-height="0.45cm" fo:min-width="0.1cm" fo:padding-top="0.175cm" fo:padding-bottom="0.175cm" fo:padding-left="0.3cm" fo:padding-right="0.3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97cm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cm" svg:height="7.7cm" svg:x="2.3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cm" svg:y1="1.7cm" svg:x2="2.9cm" svg:y2="9.4cm">
          <text:p/>
        </draw:line>
        <draw:line draw:style-name="gr2" draw:text-style-name="P2" draw:layer="layout" svg:x1="3.5cm" svg:y1="1.7cm" svg:x2="3.5cm" svg:y2="9.4cm">
          <text:p/>
        </draw:line>
        <draw:line draw:style-name="gr2" draw:text-style-name="P2" draw:layer="layout" svg:x1="4.1cm" svg:y1="1.7cm" svg:x2="4.1cm" svg:y2="9.4cm">
          <text:p/>
        </draw:line>
        <draw:line draw:style-name="gr2" draw:text-style-name="P2" draw:layer="layout" svg:x1="4.7cm" svg:y1="1.7cm" svg:x2="4.7cm" svg:y2="9.4cm">
          <text:p/>
        </draw:line>
        <draw:line draw:style-name="gr2" draw:text-style-name="P2" draw:layer="layout" svg:x1="5.3cm" svg:y1="1.7cm" svg:x2="5.3cm" svg:y2="9.4cm">
          <text:p/>
        </draw:line>
        <draw:line draw:style-name="gr2" draw:text-style-name="P2" draw:layer="layout" svg:x1="5.9cm" svg:y1="1.7cm" svg:x2="5.9cm" svg:y2="9.4cm">
          <text:p/>
        </draw:line>
        <draw:line draw:style-name="gr2" draw:text-style-name="P2" draw:layer="layout" svg:x1="6.5cm" svg:y1="1.7cm" svg:x2="6.5cm" svg:y2="9.4cm">
          <text:p/>
        </draw:line>
        <draw:line draw:style-name="gr2" draw:text-style-name="P2" draw:layer="layout" svg:x1="7.1cm" svg:y1="1.7cm" svg:x2="7.1cm" svg:y2="9.4cm">
          <text:p/>
        </draw:line>
        <draw:line draw:style-name="gr2" draw:text-style-name="P2" draw:layer="layout" svg:x1="7.7cm" svg:y1="1.7cm" svg:x2="7.7cm" svg:y2="9.4cm">
          <text:p/>
        </draw:line>
        <draw:line draw:style-name="gr2" draw:text-style-name="P2" draw:layer="layout" svg:x1="8.3cm" svg:y1="1.7cm" svg:x2="8.3cm" svg:y2="9.4cm">
          <text:p/>
        </draw:line>
        <draw:line draw:style-name="gr2" draw:text-style-name="P2" draw:layer="layout" svg:x1="8.9cm" svg:y1="1.7cm" svg:x2="8.9cm" svg:y2="9.4cm">
          <text:p/>
        </draw:line>
        <draw:line draw:style-name="gr2" draw:text-style-name="P2" draw:layer="layout" svg:x1="9.5cm" svg:y1="1.7cm" svg:x2="9.5cm" svg:y2="9.4cm">
          <text:p/>
        </draw:line>
        <draw:line draw:style-name="gr2" draw:text-style-name="P2" draw:layer="layout" svg:x1="2.3cm" svg:y1="2.3cm" svg:x2="10.2cm" svg:y2="2.2cm">
          <text:p/>
        </draw:line>
        <draw:line draw:style-name="gr2" draw:text-style-name="P2" draw:layer="layout" svg:x1="2.3cm" svg:y1="2.9cm" svg:x2="10.2cm" svg:y2="2.8cm">
          <text:p/>
        </draw:line>
        <draw:line draw:style-name="gr2" draw:text-style-name="P2" draw:layer="layout" svg:x1="2.3cm" svg:y1="3.5cm" svg:x2="10.2cm" svg:y2="3.4cm">
          <text:p/>
        </draw:line>
        <draw:line draw:style-name="gr2" draw:text-style-name="P2" draw:layer="layout" svg:x1="2.3cm" svg:y1="4.7cm" svg:x2="10.2cm" svg:y2="4.6cm">
          <text:p/>
        </draw:line>
        <draw:line draw:style-name="gr2" draw:text-style-name="P2" draw:layer="layout" svg:x1="2.3cm" svg:y1="5.3cm" svg:x2="10.2cm" svg:y2="5.2cm">
          <text:p/>
        </draw:line>
        <draw:line draw:style-name="gr2" draw:text-style-name="P2" draw:layer="layout" svg:x1="2.3cm" svg:y1="5.9cm" svg:x2="10.2cm" svg:y2="5.8cm">
          <text:p/>
        </draw:line>
        <draw:line draw:style-name="gr2" draw:text-style-name="P2" draw:layer="layout" svg:x1="2.3cm" svg:y1="6.5cm" svg:x2="10.2cm" svg:y2="6.4cm">
          <text:p/>
        </draw:line>
        <draw:line draw:style-name="gr2" draw:text-style-name="P2" draw:layer="layout" svg:x1="2.3cm" svg:y1="7.1cm" svg:x2="10.2cm" svg:y2="7cm">
          <text:p/>
        </draw:line>
        <draw:line draw:style-name="gr2" draw:text-style-name="P2" draw:layer="layout" svg:x1="2.3cm" svg:y1="7.7cm" svg:x2="10.2cm" svg:y2="7.6cm">
          <text:p/>
        </draw:line>
        <draw:line draw:style-name="gr2" draw:text-style-name="P2" draw:layer="layout" svg:x1="2.3cm" svg:y1="8.3cm" svg:x2="10.2cm" svg:y2="8.2cm">
          <text:p/>
        </draw:line>
        <draw:line draw:style-name="gr2" draw:text-style-name="P2" draw:layer="layout" svg:x1="2.3cm" svg:y1="8.9cm" svg:x2="10.2cm" svg:y2="8.8cm">
          <text:p/>
        </draw:line>
        <draw:custom-shape draw:style-name="gr3" draw:text-style-name="P3" draw:layer="layout" svg:width="3cm" svg:height="1.7cm" svg:x="4.1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15cm" svg:height="0.9cm" svg:x="5.2cm" svg:y="5.1cm">
          <draw:text-box>
            <text:p><text:span text:style-name="T1">p</text:span></text:p>
          </draw:text-box>
        </draw:frame>
        <draw:custom-shape draw:style-name="gr5" draw:text-style-name="P5" draw:layer="layout" svg:width="0.2cm" svg:height="0.3cm" svg:x="4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4.9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5.5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4.9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4.3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4.305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4.906cm" svg:y="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5.507cm" svg:y="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2.308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9.845cm" svg:height="0.806cm" svg:x="2.5cm" svg:y="9.5cm">
          <draw:text-box>
            <text:p><text:span text:style-name="T2">Adjacent pixels q</text:span><text:span text:style-name="T3">i</text:span><text:span text:style-name="T2">, which usually include p.</text:span></text:p>
          </draw:text-box>
        </draw:frame>
        <draw:custom-shape draw:style-name="gr7" draw:text-style-name="P3" draw:layer="layout" svg:width="0.7cm" svg:height="0.8cm" svg:x="10.4cm" svg:y="1.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7cm" svg:height="0.806cm" svg:x="11.1cm" svg:y="1.7cm">
          <draw:text-box>
            <text:p><text:span text:style-name="T2">Receptive field 5x3</text:span></text:p>
          </draw:text-box>
        </draw:frame>
        <draw:line draw:style-name="gr2" draw:text-style-name="P2" draw:layer="layout" svg:x1="2.3cm" svg:y1="4.1cm" svg:x2="10.2cm" svg:y2="4cm">
          <text:p/>
        </draw:line>
        <draw:custom-shape draw:style-name="gr5" draw:text-style-name="P5" draw:layer="layout" svg:width="0.2cm" svg:height="0.3cm" svg:x="6.103cm" svg:y="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6.7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6.1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6.7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6.104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6.704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3cm" svg:x="6.1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07T10:48:04.940432076</meta:creation-date>
    <dc:date>2021-07-29T11:11:23.776493746</dc:date>
    <meta:editing-duration>PT28M56S</meta:editing-duration>
    <meta:editing-cycles>7</meta:editing-cycles>
    <meta:generator>LibreOffice/6.4.7.2$Linux_X86_64 LibreOffice_project/40$Build-2</meta:generator>
    <meta:document-statistic meta:object-count="46"/>
  </office:meta>
</office:document-meta>
</file>